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Tahoma, Helvetica, FreeSans,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style:line-height-at-least="0.476cm" fo:orphans="2" fo:widows="2" fo:text-indent="0cm" style:auto-text-indent="false"/>
    </style:style>
    <style:style style:name="P2" style:family="paragraph" style:parent-style-name="Heading_20_3">
      <style:paragraph-properties fo:margin-left="0cm" fo:margin-right="0cm" style:line-height-at-least="0.476cm" fo:orphans="2" fo:widows="2" fo:text-indent="0cm" style:auto-text-indent="false"/>
      <style:text-properties fo:font-variant="normal" fo:text-transform="none" fo:color="#222222" style:font-name="Arial1" fo:letter-spacing="normal" fo:font-style="normal"/>
    </style:style>
    <style:style style:name="T1" style:family="text">
      <style:text-properties fo:font-variant="normal" fo:text-transform="none" fo:color="#222222" style:font-name="Arial1" fo:font-size="9.75pt" fo:letter-spacing="normal" fo:font-style="normal"/>
    </style:style>
    <style:style style:name="T2" style:family="text">
      <style:text-properties fo:font-variant="normal" fo:text-transform="none" fo:color="#222222" style:font-name="Arial1" fo:font-size="9.75pt" fo:letter-spacing="normal" fo:font-style="normal" fo:font-weight="normal"/>
    </style:style>
    <style:style style:name="T3" style:family="text">
      <style:text-properties fo:font-variant="normal" fo:text-transform="none" fo:color="#222222" style:font-name="Arial1" fo:font-size="9.75pt" fo:letter-spacing="normal" fo:font-style="normal" fo:font-weight="normal" style:font-weight-asian="normal" style:font-weight-complex="normal"/>
    </style:style>
    <style:style style:name="T4" style:family="text">
      <style:text-properties fo:font-variant="normal" fo:text-transform="none" fo:color="#222222" style:font-name="Arial1" fo:font-size="9.75pt" fo:letter-spacing="normal" fo:font-style="normal" fo:font-weight="bold" style:font-weight-asian="bold" style:font-weight-complex="bold"/>
    </style:style>
    <style:style style:name="T5" style:family="text">
      <style:text-properties fo:font-variant="normal" fo:text-transform="none" fo:color="#222222" fo:font-size="9.75pt" fo:letter-spacing="normal" fo:font-style="normal" fo:font-weight="normal"/>
    </style:style>
    <style:style style:name="T6" style:family="text">
      <style:text-properties fo:font-size="9.75pt"/>
    </style:style>
    <style:style style:name="T7" style:family="text">
      <style:text-properties fo:font-size="9.7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ácticas de integración continua</text:h>
      <text:h text:style-name="Heading_20_3" text:outline-level="3">Mantener un único repositorio de código fuente</text:h>
      <text:p text:style-name="Text_20_body"><text:line-break/>Los proyectos de software implican a un montón de ficheros que necesitan ser organizados para construir un producto. Hacer el seguimiento de todos estos ficheros es costoso, sobre todo cuando hay varias personas involucradas. Para facilitar esta tareas han surgido las herramientas de gestión del código fuente o control de versiones.<text:line-break/><text:line-break/>Todo se debe incluir en el repositorio. Se debe ser capaz de de construir un proyecto a partir del código descargado del repositorio. También es útil incluir otros recursos como la configuración compartida del IDE. Se recomienda no subir todo aquello que se pueda construir.</text:p>
      <text:p text:style-name="Standard"/>
      <text:h text:style-name="Heading_20_3" text:outline-level="3">Automatizar la construcción del proyecto</text:h>
      <text:p text:style-name="Text_20_body"><text:line-break/>La construcción de un proyecto implica la compilación del código fuente, mover ficheros de un sitio a otro, cargar esquemas en base de datos, etc. Todas estas tareas deberían automatizarse para evitar errores y ganar tiempo.</text:p>
      <text:p text:style-name="Standard"/>
      <text:h text:style-name="Heading_20_3" text:outline-level="3">Hacer que la construcción del proyecto ejecute sus propios tests</text:h>
      <text:p text:style-name="Text_20_body"><text:line-break/>Dentro del proceso de construcción de un proceso se deberían realizar los tests del código, que pueden implementarse mediante herramientas de la familia XUnit. Estos tests, si están bien hechos, pueden detectar muchos errores.</text:p>
      <text:p text:style-name="Standard"/>
      <text:h text:style-name="Heading_20_3" text:outline-level="3">Entregar los cambios a la línea principal todos los dias</text:h>
      <text:p text:style-name="Text_20_body"><text:line-break/>La integración permite que los desarrolladores informen unos a otros de los cambios que han hecho. Si esto se hace de forma frecuente, todo el mundo sabrá rápidamente los cambios que se han producido.<text:line-break/><text:line-break/>El único prerrequisito para que un desarrollador entregue sus cambios a la línea principal es que se pueda construir el código de forma correcta. El desarrollador debe actualizar primero su copia local, resuelve cualquier conflicto y construye su copia local. Si se hace de forma correcta, se subirá a la línea principal.</text:p>
      <text:p text:style-name="Standard"/>
      <text:h text:style-name="Heading_20_3" text:outline-level="3">Construir la línea principal en la máquina de integración</text:h>
      <text:p text:style-name="Text_20_body"><text:line-break/>A pesar de las entregas diarias de los desarrolladores, todavía se pueden producir errores de integración debido a falta de disciplina del equipo o diferencias ambientales entre las máquinas de los desarrolladores.</text:p>
      <text:p text:style-name="Text_20_body">Un servidor de integración continua vigila el repositorio y, cada vez que se hace una entrega, para el <text:soft-page-break/>servidor, recoge el código fuente del repositorio, lo construye y notifica al responsable de la entrega del resultado.</text:p>
      <text:p text:style-name="Standard"/>
      <text:h text:style-name="Heading_20_3" text:outline-level="3">Mantener una ejecución rápida de la construcción del proyecto</text:h>
      <text:p text:style-name="Text_20_body"><text:line-break/>Puesto que en un proceso de integración continua lo que cuenta es obtener resultados del proceso tan pronto como sea posible, es preciso que el proceso de construcción no se demore excesivamente.</text:p>
      <text:p text:style-name="Standard"/>
      <text:h text:style-name="Heading_20_3" text:outline-level="3">Probar en una réplica del entorno de producción</text:h>
      <text:p text:style-name="Text_20_body"><text:line-break/>Si estamos probando en un entorno distinto del de producción, cada diferencia es un riesgo de que los que ocurre en desarrollo no ocurra en producción. Para minimizar estos riesgos, se debería usar en ambos entornos el mismo gestor de base de datos, la misma versión del sistema operativo, librerías, etc.</text:p>
      <text:p text:style-name="Standard"/>
      <text:h text:style-name="Heading_20_3" text:outline-level="3">Hacer que todo el mundo pueda obtener el último ejecutable de forma fácil</text:h>
      <text:p text:style-name="Text_20_body"><text:line-break/>Todo el mundo que esté involucrado en el desarrollo de un determinado software debería ser capaz de obtener fácilmente el último ejecutable y de ejecutarlo, facilitando las demostraciones, la prueba y la revisión de los últimos cambios.</text:p>
      <text:p text:style-name="Standard"/>
      <text:h text:style-name="Heading_20_3" text:outline-level="3">Publicar qué está pasando</text:h>
      <text:p text:style-name="Text_20_body"><text:line-break/>La integración continua considera que la comunicación es muy importante, así que hay que asegurarse que todo el mundo puede ver fácilmente el estado del sistema y los cambios que se han realizado.</text:p>
      <text:p text:style-name="Standard"/>
      <text:h text:style-name="Heading_20_3" text:outline-level="3">Automatizar el despliegue</text:h>
      <text:p text:style-name="Text_20_body"><text:line-break/>Para llevar a cabo la integración continua se necesitan varios entornos como desarrollo, prueba y producción. Ya que se deben mover ejecutables entre múltiples entornos varias veces al día, será mejor hacerlo de forma automática, así que es necesario tener scripts que permitan el despliegue de aplicaciones entre entornos de forma sencilla.</text:p>
      <text:p text:style-name="Standard"/>
      <text:p text:style-name="Standard"/>
      <text:h text:style-name="Heading_20_1" text:outline-level="1">Beneficios de la integración continua</text:h>
      <text:p text:style-name="Text_20_body"><text:line-break/>El principal beneficio de la integración continua es la reducción del riesgo. Se puede predecir el tiempo de integración, puesto que es algo que se realiza de forma continua.<text:line-break/><text:line-break/><text:soft-page-break/>También permite reducir la aparición de bugs, puesto que la realización constante de pruebas permite su pronta detección y corrección antes de que entren en producción.<text:line-break/><text:line-break/>Ya que se dispone en todo momento de ejecutables del proyecto, esto permite la rápida adopción por parte de los usuarios de las nuevas características añadidas al proyecto. Esto también permite que los usuarios valoren estos cambios y sugieran cambios nuevos de forma rápid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Tahoma, Helvetica, FreeSans,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6-07T11:03:08</meta:creation-date>
    <meta:document-statistic meta:table-count="0" meta:image-count="0" meta:object-count="0" meta:page-count="3" meta:paragraph-count="24" meta:word-count="711" meta:character-count="4487" meta:non-whitespace-character-count="3785"/>
    <dc:date>2012-06-07T11:23:38</dc:date>
    <dc:creator>nacho </dc:creator>
    <meta:editing-duration>PT4M</meta:editing-duration>
    <meta:editing-cycles>1</meta:editing-cycles>
    <meta:generator>LibreOffice/3.4$Linux LibreOffice_project/340m1$Build-402</meta:generator>
  </office:meta>
</office:document-meta>
</file>